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yrelsemöte 200831</text:p>
      <text:p text:style-name="P1">Gästrike klätterklubb</text:p>
      <text:p text:style-name="Standard"/>
      <text:p text:style-name="Standard">Mötet öppnas</text:p>
      <text:p text:style-name="Standard"/>
      <text:p text:style-name="Standard">Närvarande</text:p>
      <text:p text:style-name="Standard">Martin Pärt, Fredrik Niva, Tomas, Maria och Jesper</text:p>
      <text:p text:style-name="Standard"/>
      <text:p text:style-name="Standard">Genomgång av dagordningen</text:p>
      <text:p text:style-name="Standard">Endast muntlig dagordning </text:p>
      <text:p text:style-name="Standard"/>
      <text:p text:style-name="Standard"/>
      <text:p text:style-name="Standard">Föregående protokoll gås igenom.</text:p>
      <text:p text:style-name="Standard"/>
      <text:p text:style-name="Standard">Höstens vuxengrupp är fullbokad och ungdomsgruppen har 3 platser kvar.</text:p>
      <text:p text:style-name="Standard">Det nya upplägget för att anmäla ledare till grupptillfällen har fungerat bättre. </text:p>
      <text:p text:style-name="Standard"/>
      <text:p text:style-name="Standard">Dome har som önskemål att klubben även ska hålla barngrupp. Detta är inte aktuellt i nuläget men kan bli aktuellt längre fram om det finns intresserade ledare som kan hålla dem.</text:p>
      <text:p text:style-name="Standard"/>
      <text:p text:style-name="Standard">Det har varit en del oklarheter i uppdatering av medlemslistorna och Dome har inte alltid haft uppdaterad information i kassan när nya medlemmar har velat köpa årskort.  </text:p>
      <text:p text:style-name="Standard"/>
      <text:p text:style-name="Standard">Det finns 10 nya medlemmar som står på väntelista för grönt kort-kurs och sådan skulle behöva hållas framöver. Helst en så snart som möjligt och en i slutet av terminen.</text:p>
      <text:p text:style-name="Standard">Jesper kollar med Dejan om han har möjlighet att hålla någon kurs.</text:p>
      <text:p text:style-name="Standard"/>
      <text:p text:style-name="Standard">Planen är att på sikt även erbjuda en särskild introkurs för barn som är för unga för grönt kort. Vi avvaktar med detta tills vidare.</text:p>
      <text:p text:style-name="Standard"/>
      <text:p text:style-name="Standard">Planerade "att göra"-punkter i Trello gås igenom.</text:p>
      <text:p text:style-name="Standard"/>
      <text:p text:style-name="Standard">Nya moonboard-grepp har kommit och ligger i förrådet.</text:p>
      <text:p text:style-name="Standard"/>
      <text:p text:style-name="Standard">Dome har önskemål om att utformningen av märkningen av graderingar på boulderväggen snyggas till. I första hand skylten med beskrivning av graderna. Jesper tittar på detta. Eventuellt kan samma utformning av lapparna användas på både repväggen och boulderväggen.</text:p>
      <text:p text:style-name="Standard"/>
      <text:p text:style-name="Standard">På repväggen är några leder uppmärkta men de flesta saknar fortfarande gradering.</text:p>
      <text:p text:style-name="Standard"/>
      <text:p text:style-name="Standard">Kodlåset från x-huset ligger i förrådet och behöver sättas upp på förrådsdörren. Det är oklart om taggarna fortfarande fungerar när det har varit strömlöst så länge. Eventuellt behöver man dra fram el innan låset kan installeras. Fredrik ringer Lås och Nyckel för att kolla hur man bäst löser installering.</text:p>
      <text:p text:style-name="Standard"/>
      <text:p text:style-name="Standard">Både boulderväggarna och repväggen behöver  nya problem och leder. Martin och Karin skapar en skruvargrupp för repväggen och planerar för att organisera en skruvarkväll med tillhörande mingel.</text:p>
      <text:p text:style-name="Standard"/>
      <text:p text:style-name="Standard">Överdraget på mattan vid boulderväggen behöver sättas fast.</text:p>
      <text:p text:style-name="Standard"/>
      <text:p text:style-name="Standard">Förslag lyfts om en climb-out under hösten  men detta blir troligen för omfattande att organisera. <text:soft-page-break/>Istället föreslås en mindre klättertripp/bouldertripp för de som är intresserade.</text:p>
      <text:p text:style-name="Standard"/>
      <text:p text:style-name="Standard">Klubben har i nuläget 103 medlemmar.</text:p>
      <text:p text:style-name="Standard"/>
      <text:p text:style-name="Standard">Inne i förrådet är stegarna i vägen. Ett förslag är att bygga ett ”loft” till dessa så att man kan stoppa undan dem.</text:p>
      <text:p text:style-name="Standard"/>
      <text:p text:style-name="Standard">Mötet avsluta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a Davik</meta:initial-creator>
    <meta:creation-date>2020-09-28T20:38:07.65</meta:creation-date>
    <dc:date>2020-09-28T21:02:05.33</dc:date>
    <dc:creator>Maria Davik</dc:creator>
    <meta:editing-duration>PT24M18S</meta:editing-duration>
    <meta:editing-cycles>5</meta:editing-cycles>
    <meta:generator>OpenOffice/4.1.6$Win32 OpenOffice.org_project/416m1$Build-9790</meta:generator>
    <meta:document-statistic meta:table-count="0" meta:image-count="0" meta:object-count="0" meta:page-count="2" meta:paragraph-count="26" meta:word-count="377" meta:character-count="2410"/>
  </office:meta>
</office:document-meta>
</file>